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ato" svg:font-family="La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78.55pt"/>
    </style:style>
    <style:style style:name="co3" style:family="table-column">
      <style:table-column-properties fo:break-before="auto" style:column-width="82.54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109.5pt"/>
    </style:style>
    <style:style style:name="co8" style:family="table-column">
      <style:table-column-properties fo:break-before="auto" style:column-width="192.1pt"/>
    </style:style>
    <style:style style:name="co9" style:family="table-column">
      <style:table-column-properties fo:break-before="auto" style:column-width="64.29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68.2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m_5f_db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ef413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3">
      <style:table-cell-properties fo:background-color="#ed1c2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ed1c2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LEN(TRIM([.L1]))&gt;0)" style:apply-style-name="ConditionalStyle_5f_1" style:base-cell-address="dm_db.L1"/>
    </style:style>
    <style:style style:name="ce25" style:family="table-cell" style:parent-style-name="Default" style:data-style-name="N3">
      <style:table-cell-properties fo:background-color="#ed1c2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L1]))&gt;0)" style:apply-style-name="ConditionalStyle_5f_1" style:base-cell-address="dm_db.L1"/>
    </style:style>
    <style:style style:name="ce26" style:family="table-cell" style:parent-style-name="Default">
      <style:table-cell-properties fo:background-color="#ed1c2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L1]))&gt;0)" style:apply-style-name="ConditionalStyle_5f_1" style:base-cell-address="dm_db.L1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L1]))&gt;0)" style:apply-style-name="ConditionalStyle_5f_1" style:base-cell-address="dm_db.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m_d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14" table:default-cell-style-name="Default"/>
        <table:table-column table:style-name="co11" table:number-columns-repeated="998" table:default-cell-style-name="Default"/>
        <table:table-row table:style-name="ro1">
          <table:table-cell table:style-name="ce28" office:value-type="string" calcext:value-type="string">
            <text:p>Rank</text:p>
          </table:table-cell>
          <table:table-cell table:style-name="ce28" office:value-type="string" calcext:value-type="string">
            <text:p>City</text:p>
          </table:table-cell>
          <table:table-cell table:style-name="ce28" office:value-type="string" calcext:value-type="string">
            <text:p>Country</text:p>
          </table:table-cell>
          <table:table-cell table:style-name="ce28" office:value-type="string" calcext:value-type="string">
            <text:p>Region</text:p>
          </table:table-cell>
          <table:table-cell table:style-name="ce34" office:value-type="string" calcext:value-type="string">
            <text:p>Airport</text:p>
            <text:p>Key</text:p>
          </table:table-cell>
          <table:table-cell table:style-name="ce37" office:value-type="string" calcext:value-type="string">
            <text:p>Meal,</text:p>
            <text:p>Inexpensive</text:p>
            <text:p>USD</text:p>
          </table:table-cell>
          <table:table-cell table:style-name="ce37" office:value-type="string" calcext:value-type="string">
            <text:p>Eng</text:p>
            <text:p>Lvl</text:p>
          </table:table-cell>
          <table:table-cell table:style-name="ce40" office:value-type="string" calcext:value-type="string">
            <text:p>cur</text:p>
          </table:table-cell>
          <table:table-cell table:style-name="ce41" office:value-type="string" calcext:value-type="string">
            <text:p>URL</text:p>
          </table:table-cell>
          <table:table-cell table:style-name="ce17" office:value-type="string" calcext:value-type="string">
            <text:p>Speaking</text:p>
            <text:p>Language</text:p>
          </table:table-cell>
          <table:table-cell table:style-name="ce21" office:value-type="string" calcext:value-type="string">
            <text:p>latitude</text:p>
          </table:table-cell>
          <table:table-cell table:style-name="ce24" office:value-type="string" calcext:value-type="string">
            <text:p>longitude</text:p>
          </table:table-cell>
          <table:table-cell table:style-name="ce4" table:number-columns-repeated="14"/>
          <table:table-cell table:number-columns-repeated="998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Panama City</text:p>
          </table:table-cell>
          <table:table-cell table:style-name="ce4" office:value-type="string" calcext:value-type="string">
            <text:p>Panama</text:p>
          </table:table-cell>
          <table:table-cell table:style-name="ce4" office:value-type="string" calcext:value-type="string">
            <text:p>Central America</text:p>
          </table:table-cell>
          <table:table-cell table:style-name="ce2" office:value-type="string" calcext:value-type="string">
            <text:p>PTY-sky</text:p>
          </table:table-cell>
          <table:table-cell table:style-name="ce2" office:value-type="string" calcext:value-type="string">
            <text:p>9.5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Balboa</text:p>
          </table:table-cell>
          <table:table-cell table:style-name="ce15" office:value-type="string" calcext:value-type="string">
            <text:p><text:a xlink:href="https://www.copaair.com/promotions/airtrafix-pics/PTY2.jpg" xlink:type="simple">https://www.copaair.com/promotions/airtrafix-pics/PTY2.jpg</text:a></text:p>
          </table:table-cell>
          <table:table-cell table:style-name="ce18" office:value-type="string" calcext:value-type="string">
            <text:p>Spanish</text:p>
          </table:table-cell>
          <table:table-cell table:style-name="ce22" office:value-type="float" office:value="8.9823792" calcext:value-type="float">
            <text:p>9</text:p>
          </table:table-cell>
          <table:table-cell table:style-name="ce25" office:value-type="float" office:value="-79.5198696" calcext:value-type="float">
            <text:p>-80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style-name="ce6" office:value-type="string" calcext:value-type="string">
            <text:p>East Asia</text:p>
          </table:table-cell>
          <table:table-cell table:style-name="ce8" office:value-type="string" calcext:value-type="string">
            <text:p>PEK-sky</text:p>
          </table:table-cell>
          <table:table-cell table:style-name="ce2" office:value-type="string" calcext:value-type="string">
            <text:p>4.32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Yuang</text:p>
          </table:table-cell>
          <table:table-cell table:style-name="ce15" office:value-type="string" calcext:value-type="string">
            <text:p><text:a xlink:href="http://images.cityhdwallpapers.com/images/1920x1200/Beijing%20city%20square%20palace%20tour%20wallpaper.jpg" xlink:type="simple">http://images.cityhdwallpapers.com/images/1920x1200/Beijing%20city%20square%20palace%20tour%20wallpaper.jpg</text:a></text:p>
          </table:table-cell>
          <table:table-cell table:style-name="ce18" office:value-type="string" calcext:value-type="string">
            <text:p>Mandarin</text:p>
          </table:table-cell>
          <table:table-cell table:style-name="ce22" office:value-type="float" office:value="39.9041999" calcext:value-type="float">
            <text:p>40</text:p>
          </table:table-cell>
          <table:table-cell table:style-name="ce25" office:value-type="float" office:value="116.4073963" calcext:value-type="float">
            <text:p>11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style-name="ce4" office:value-type="string" calcext:value-type="string">
            <text:p>East Asia</text:p>
          </table:table-cell>
          <table:table-cell table:style-name="ce8" office:value-type="string" calcext:value-type="string">
            <text:p>GMP-sky</text:p>
          </table:table-cell>
          <table:table-cell table:style-name="ce2" office:value-type="string" calcext:value-type="string">
            <text:p>7.08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Won</text:p>
          </table:table-cell>
          <table:table-cell table:style-name="ce15" office:value-type="string" calcext:value-type="string">
            <text:p><text:a xlink:href="https://i.pinimg.com/originals/90/79/21/9079214d0141cc7beb189b31e66d9543.jpg" xlink:type="simple">https://i.pinimg.com/originals/90/79/21/9079214d0141cc7beb189b31e66d9543.jpg</text:a></text:p>
          </table:table-cell>
          <table:table-cell table:style-name="ce18" office:value-type="string" calcext:value-type="string">
            <text:p>Korean</text:p>
          </table:table-cell>
          <table:table-cell table:style-name="ce22" office:value-type="float" office:value="37.566535" calcext:value-type="float">
            <text:p>38</text:p>
          </table:table-cell>
          <table:table-cell table:style-name="ce25" office:value-type="float" office:value="126.9779692" calcext:value-type="float">
            <text:p>127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East Asia</text:p>
          </table:table-cell>
          <table:table-cell table:style-name="ce9" office:value-type="string" calcext:value-type="string">
            <text:p>ITM-sky</text:p>
          </table:table-cell>
          <table:table-cell table:style-name="ce2" office:value-type="string" calcext:value-type="string">
            <text:p>7.46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Yen</text:p>
          </table:table-cell>
          <table:table-cell table:style-name="ce15" office:value-type="string" calcext:value-type="string">
            <text:p><text:a xlink:href="https://stmed.net/sites/default/files/osaka-castle-wallpapers-28782-7906085.jpg" xlink:type="simple">https://stmed.net/sites/default/files/osaka-castle-wallpapers-28782-7906085.jpg</text:a></text:p>
          </table:table-cell>
          <table:table-cell table:style-name="ce18" office:value-type="string" calcext:value-type="string">
            <text:p>Japanese</text:p>
          </table:table-cell>
          <table:table-cell table:style-name="ce22" office:value-type="float" office:value="34.6937378" calcext:value-type="float">
            <text:p>35</text:p>
          </table:table-cell>
          <table:table-cell table:style-name="ce25" office:value-type="float" office:value="135.5021651" calcext:value-type="float">
            <text:p>13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Taipei</text:p>
          </table:table-cell>
          <table:table-cell table:style-name="ce4" office:value-type="string" calcext:value-type="string">
            <text:p>Taiwan</text:p>
          </table:table-cell>
          <table:table-cell table:style-name="ce4" office:value-type="string" calcext:value-type="string">
            <text:p>East Asia</text:p>
          </table:table-cell>
          <table:table-cell table:style-name="ce2" office:value-type="string" calcext:value-type="string">
            <text:p>TSA-sky</text:p>
          </table:table-cell>
          <table:table-cell table:style-name="ce2" office:value-type="string" calcext:value-type="string">
            <text:p>4.89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New Taiwan Dollar</text:p>
          </table:table-cell>
          <table:table-cell table:style-name="ce15" office:value-type="string" calcext:value-type="string">
            <text:p><text:a xlink:href="https://www.wallpaperup.com/uploads/wallpapers/2012/07/14/6016/5309e69f7d9fa2db5adf43859084fcce-700.jpg" xlink:type="simple">https://www.wallpaperup.com/uploads/wallpapers/2012/07/14/6016/5309e69f7d9fa2db5adf43859084fcce-700.jpg</text:a></text:p>
          </table:table-cell>
          <table:table-cell table:style-name="ce18" office:value-type="string" calcext:value-type="string">
            <text:p>Taiwanese</text:p>
          </table:table-cell>
          <table:table-cell table:style-name="ce23" office:value-type="float" office:value="25.0329694" calcext:value-type="float">
            <text:p>25.0329694</text:p>
          </table:table-cell>
          <table:table-cell table:style-name="ce26" office:value-type="float" office:value="121.5654177" calcext:value-type="float">
            <text:p>121.5654177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East Asia</text:p>
          </table:table-cell>
          <table:table-cell table:style-name="ce2" office:value-type="string" calcext:value-type="string">
            <text:p>SHA-sky</text:p>
          </table:table-cell>
          <table:table-cell table:style-name="ce2" office:value-type="string" calcext:value-type="string">
            <text:p>5.04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Yuang</text:p>
          </table:table-cell>
          <table:table-cell table:style-name="ce15" office:value-type="string" calcext:value-type="string">
            <text:p><text:a xlink:href="http://s1.1zoom.me/b5050/47/China_Shanghai_Houses_484030_1920x1200.jpg" xlink:type="simple">http://s1.1zoom.me/b5050/47/China_Shanghai_Houses_484030_1920x1200.jpg</text:a></text:p>
          </table:table-cell>
          <table:table-cell table:style-name="ce18" office:value-type="string" calcext:value-type="string">
            <text:p>Mandarin</text:p>
          </table:table-cell>
          <table:table-cell table:style-name="ce23" office:value-type="float" office:value="31.2303904" calcext:value-type="float">
            <text:p>31.2303904</text:p>
          </table:table-cell>
          <table:table-cell table:style-name="ce26" office:value-type="float" office:value="121.4737021" calcext:value-type="float">
            <text:p>121.4737021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East Asia</text:p>
          </table:table-cell>
          <table:table-cell table:style-name="ce9" office:value-type="string" calcext:value-type="string">
            <text:p>NRT-sky</text:p>
          </table:table-cell>
          <table:table-cell table:style-name="ce2" office:value-type="string" calcext:value-type="string">
            <text:p>8.82</text:p>
          </table:table-cell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Yen</text:p>
          </table:table-cell>
          <table:table-cell table:style-name="ce15" office:value-type="string" calcext:value-type="string">
            <text:p><text:a xlink:href="https://www.desktopbackground.org/download/1920x1200/2014/08/09/806321_shibuya-crossing-road-in-tokyo-thousand-wonders_2048x1356_h.jpg" xlink:type="simple">https://www.desktopbackground.org/download/1920x1200/2014/08/09/806321_shibuya-crossing-road-in-tokyo-thousand-wonders_2048x1356_h.jpg</text:a></text:p>
          </table:table-cell>
          <table:table-cell table:style-name="ce19" office:value-type="string" calcext:value-type="string">
            <text:p>Japanese</text:p>
          </table:table-cell>
          <table:table-cell table:style-name="ce23" office:value-type="float" office:value="35.6894875" calcext:value-type="float">
            <text:p>35.6894875</text:p>
          </table:table-cell>
          <table:table-cell table:style-name="ce26" office:value-type="float" office:value="139.6917064" calcext:value-type="float">
            <text:p>139.6917064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style-name="ce4" office:value-type="string" calcext:value-type="string">
            <text:p>Eastern Europe</text:p>
          </table:table-cell>
          <table:table-cell table:style-name="ce2" office:value-type="string" calcext:value-type="string">
            <text:p>IST-sky</text:p>
          </table:table-cell>
          <table:table-cell table:style-name="ce2" office:value-type="string" calcext:value-type="string">
            <text:p>4.66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lira</text:p>
          </table:table-cell>
          <table:table-cell table:style-name="ce15" office:value-type="string" calcext:value-type="string">
            <text:p><text:a xlink:href="https://stmed.net/sites/default/files/istanbul-wallpapers-28655-8329697.jpg" xlink:type="simple">https://stmed.net/sites/default/files/istanbul-wallpapers-28655-8329697.jpg</text:a></text:p>
          </table:table-cell>
          <table:table-cell table:style-name="ce18" office:value-type="string" calcext:value-type="string">
            <text:p>Turkish</text:p>
          </table:table-cell>
          <table:table-cell table:style-name="ce23" office:value-type="float" office:value="41.0082376" calcext:value-type="float">
            <text:p>41.0082376</text:p>
          </table:table-cell>
          <table:table-cell table:style-name="ce26" office:value-type="float" office:value="28.9783589" calcext:value-type="float">
            <text:p>28.978358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Czech Republic</text:p>
          </table:table-cell>
          <table:table-cell table:style-name="ce4" office:value-type="string" calcext:value-type="string">
            <text:p>Eastern Europe</text:p>
          </table:table-cell>
          <table:table-cell table:style-name="ce2" office:value-type="string" calcext:value-type="string">
            <text:p>PRG-sky</text:p>
          </table:table-cell>
          <table:table-cell table:style-name="ce2" office:value-type="string" calcext:value-type="string">
            <text:p>6.14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Koruna</text:p>
          </table:table-cell>
          <table:table-cell table:style-name="ce15" office:value-type="string" calcext:value-type="string">
            <text:p><text:a xlink:href="https://images2.alphacoders.com/876/thumb-1920-876958.jpg" xlink:type="simple">https://images2.alphacoders.com/876/thumb-1920-876958.jpg</text:a></text:p>
          </table:table-cell>
          <table:table-cell table:style-name="ce18" office:value-type="string" calcext:value-type="string">
            <text:p>Czech</text:p>
          </table:table-cell>
          <table:table-cell table:style-name="ce23" office:value-type="float" office:value="50.0755381" calcext:value-type="float">
            <text:p>50.0755381</text:p>
          </table:table-cell>
          <table:table-cell table:style-name="ce26" office:value-type="float" office:value="14.4378005" calcext:value-type="float">
            <text:p>14.437800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style-name="ce4" office:value-type="string" calcext:value-type="string">
            <text:p>Eastern Europe</text:p>
          </table:table-cell>
          <table:table-cell table:style-name="ce2" office:value-type="string" calcext:value-type="string">
            <text:p>BUD-sky</text:p>
          </table:table-cell>
          <table:table-cell table:style-name="ce2" office:value-type="string" calcext:value-type="string">
            <text:p>6.38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Forint</text:p>
          </table:table-cell>
          <table:table-cell table:style-name="ce15" office:value-type="string" calcext:value-type="string">
            <text:p><text:a xlink:href="http://wallpapersdsc.net/wp-content/uploads/2016/09/Budapest-Wallpapers-HD.jpg" xlink:type="simple">http://wallpapersdsc.net/wp-content/uploads/2016/09/Budapest-Wallpapers-HD.jpg</text:a></text:p>
          </table:table-cell>
          <table:table-cell table:style-name="ce20" office:value-type="string" calcext:value-type="string">
            <text:p>Hungarian</text:p>
          </table:table-cell>
          <table:table-cell table:style-name="ce23" office:value-type="float" office:value="47.497912" calcext:value-type="float">
            <text:p>47.497912</text:p>
          </table:table-cell>
          <table:table-cell table:style-name="ce26" office:value-type="float" office:value="19.0402349999999" calcext:value-type="float">
            <text:p>19.040234999999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Poland</text:p>
          </table:table-cell>
          <table:table-cell table:style-name="ce4" office:value-type="string" calcext:value-type="string">
            <text:p>Eastern Europe</text:p>
          </table:table-cell>
          <table:table-cell table:style-name="ce2" office:value-type="string" calcext:value-type="string">
            <text:p>WAW-sky</text:p>
          </table:table-cell>
          <table:table-cell table:style-name="ce2" office:value-type="string" calcext:value-type="string">
            <text:p>6.60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://s1.1zoom.me/b5050/541/401382-svetik_1920x1200.jpg" xlink:type="simple">http://s1.1zoom.me/b5050/541/401382-svetik_1920x1200.jpg</text:a></text:p>
          </table:table-cell>
          <table:table-cell table:style-name="ce18" office:value-type="string" calcext:value-type="string">
            <text:p>Polish</text:p>
          </table:table-cell>
          <table:table-cell table:style-name="ce23" office:value-type="float" office:value="52.2296756" calcext:value-type="float">
            <text:p>52.2296756</text:p>
          </table:table-cell>
          <table:table-cell table:style-name="ce26" office:value-type="float" office:value="21.0122287" calcext:value-type="float">
            <text:p>21.0122287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style-name="ce4" office:value-type="string" calcext:value-type="string">
            <text:p>Eastern Europe</text:p>
          </table:table-cell>
          <table:table-cell table:style-name="ce2" office:value-type="string" calcext:value-type="string">
            <text:p>DME-sky</text:p>
          </table:table-cell>
          <table:table-cell table:style-name="ce2" office:value-type="string" calcext:value-type="string">
            <text:p>9.08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Ruble</text:p>
          </table:table-cell>
          <table:table-cell table:style-name="ce15" office:value-type="string" calcext:value-type="string">
            <text:p><text:a xlink:href="https://stmed.net/sites/default/files/moscow-wallpapers-28748-2054776.jpg" xlink:type="simple">https://stmed.net/sites/default/files/moscow-wallpapers-28748-2054776.jpg</text:a></text:p>
          </table:table-cell>
          <table:table-cell table:style-name="ce18" office:value-type="string" calcext:value-type="string">
            <text:p>Russian</text:p>
          </table:table-cell>
          <table:table-cell table:style-name="ce23" office:value-type="float" office:value="55.755826" calcext:value-type="float">
            <text:p>55.755826</text:p>
          </table:table-cell>
          <table:table-cell table:style-name="ce26" office:value-type="float" office:value="37.6172999" calcext:value-type="float">
            <text:p>37.617299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style-name="ce4" office:value-type="string" calcext:value-type="string">
            <text:p>Eastern Europe</text:p>
          </table:table-cell>
          <table:table-cell table:style-name="ce2" office:value-type="string" calcext:value-type="string">
            <text:p>KBP-sky</text:p>
          </table:table-cell>
          <table:table-cell table:style-name="ce2" office:value-type="string" calcext:value-type="string">
            <text:p>5.44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stmed.net/sites/default/files/kiev-wallpapers-28668-8793184.jpg" xlink:type="simple">https://stmed.net/sites/default/files/kiev-wallpapers-28668-8793184.jpg</text:a></text:p>
          </table:table-cell>
          <table:table-cell table:style-name="ce18" office:value-type="string" calcext:value-type="string">
            <text:p>Russian</text:p>
          </table:table-cell>
          <table:table-cell table:style-name="ce23" office:value-type="float" office:value="50.4501" calcext:value-type="float">
            <text:p>50.4501</text:p>
          </table:table-cell>
          <table:table-cell table:style-name="ce26" office:value-type="float" office:value="30.5234" calcext:value-type="float">
            <text:p>30.5234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FCO-sky</text:p>
          </table:table-cell>
          <table:table-cell table:style-name="ce2" office:value-type="string" calcext:value-type="string">
            <text:p>17.10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stmed.net/sites/default/files/rome-wallpapers-28850-1529820.jpg" xlink:type="simple">https://stmed.net/sites/default/files/rome-wallpapers-28850-1529820.jpg</text:a></text:p>
          </table:table-cell>
          <table:table-cell table:style-name="ce18" office:value-type="string" calcext:value-type="string">
            <text:p>Italian</text:p>
          </table:table-cell>
          <table:table-cell table:style-name="ce23" office:value-type="float" office:value="41.9027835" calcext:value-type="float">
            <text:p>41.9027835</text:p>
          </table:table-cell>
          <table:table-cell table:style-name="ce26" office:value-type="float" office:value="12.4963655" calcext:value-type="float">
            <text:p>12.496365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Brussels</text:p>
          </table:table-cell>
          <table:table-cell table:style-name="ce4" office:value-type="string" calcext:value-type="string">
            <text:p>Belgium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BRU-sky</text:p>
          </table:table-cell>
          <table:table-cell table:style-name="ce2" office:value-type="string" calcext:value-type="string">
            <text:p>17.10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images8.alphacoders.com/690/thumb-1920-690373.jpg" xlink:type="simple">https://images8.alphacoders.com/690/thumb-1920-690373.jpg</text:a></text:p>
          </table:table-cell>
          <table:table-cell table:style-name="ce18" office:value-type="string" calcext:value-type="string">
            <text:p>French</text:p>
          </table:table-cell>
          <table:table-cell table:style-name="ce23" office:value-type="float" office:value="50.8503463" calcext:value-type="float">
            <text:p>50.8503463</text:p>
          </table:table-cell>
          <table:table-cell table:style-name="ce26" office:value-type="float" office:value="4.35172109999996" calcext:value-type="float">
            <text:p>4.3517210999999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Ireland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DUB-sky</text:p>
          </table:table-cell>
          <table:table-cell table:style-name="ce2" office:value-type="string" calcext:value-type="string">
            <text:p>17.1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wallpaper-house.com/data/out/9/wallpaper2you_328599.jpg" xlink:type="simple">https://wallpaper-house.com/data/out/9/wallpaper2you_328599.jpg</text:a></text:p>
          </table:table-cell>
          <table:table-cell table:style-name="ce18" office:value-type="string" calcext:value-type="string">
            <text:p>English</text:p>
          </table:table-cell>
          <table:table-cell table:style-name="ce23" office:value-type="float" office:value="53.3498053" calcext:value-type="float">
            <text:p>53.3498053</text:p>
          </table:table-cell>
          <table:table-cell table:style-name="ce26" office:value-type="float" office:value="-6.26030969999999" calcext:value-type="float">
            <text:p>-6.2603096999999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etherlands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AMS-sky</text:p>
          </table:table-cell>
          <table:table-cell table:style-name="ce2" office:value-type="string" calcext:value-type="string">
            <text:p>17.10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images4.alphacoders.com/708/thumb-1920-708178.jpg" xlink:type="simple">https://images4.alphacoders.com/708/thumb-1920-708178.jpg</text:a></text:p>
          </table:table-cell>
          <table:table-cell table:style-name="ce18" office:value-type="string" calcext:value-type="string">
            <text:p>Dutch</text:p>
          </table:table-cell>
          <table:table-cell table:style-name="ce23" office:value-type="float" office:value="52.3679843" calcext:value-type="float">
            <text:p>52.3679843</text:p>
          </table:table-cell>
          <table:table-cell table:style-name="ce26" office:value-type="float" office:value="4.90356139999994" calcext:value-type="float">
            <text:p>4.90356139999994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Denmark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CPH-sky</text:p>
          </table:table-cell>
          <table:table-cell table:style-name="ce2" office:value-type="string" calcext:value-type="string">
            <text:p>18.33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://s1.1zoom.me/b5050/409/378157-svetik_1920x1200.jpg" xlink:type="simple">http://s1.1zoom.me/b5050/409/378157-svetik_1920x1200.jpg</text:a></text:p>
          </table:table-cell>
          <table:table-cell table:style-name="ce18" office:value-type="string" calcext:value-type="string">
            <text:p>Danish</text:p>
          </table:table-cell>
          <table:table-cell table:style-name="ce23" office:value-type="float" office:value="55.6760968" calcext:value-type="float">
            <text:p>55.6760968</text:p>
          </table:table-cell>
          <table:table-cell table:style-name="ce26" office:value-type="float" office:value="12.5683372" calcext:value-type="float">
            <text:p>12.5683372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MAD-sky</text:p>
          </table:table-cell>
          <table:table-cell table:style-name="ce2" office:value-type="string" calcext:value-type="string">
            <text:p>12.54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://s1.1zoom.me/b5050/180/Spain_Madrid_Houses_Evening_Street_518020_1920x1200.jpg" xlink:type="simple">http://s1.1zoom.me/b5050/180/Spain_Madrid_Houses_Evening_Street_518020_1920x1200.jpg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40.4167754" calcext:value-type="float">
            <text:p>40.4167754</text:p>
          </table:table-cell>
          <table:table-cell table:style-name="ce26" office:value-type="float" office:value="-3.70379019999996" calcext:value-type="float">
            <text:p>-3.7037901999999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CDG-sky</text:p>
          </table:table-cell>
          <table:table-cell table:style-name="ce2" office:value-type="string" calcext:value-type="string">
            <text:p>15.96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://s1.1zoom.me/b5050/643/339681-zero_1920x1200.jpg" xlink:type="simple">http://s1.1zoom.me/b5050/643/339681-zero_1920x1200.jpg</text:a></text:p>
          </table:table-cell>
          <table:table-cell table:style-name="ce18" office:value-type="string" calcext:value-type="string">
            <text:p>French</text:p>
          </table:table-cell>
          <table:table-cell table:style-name="ce23" office:value-type="float" office:value="48.856614" calcext:value-type="float">
            <text:p>48.856614</text:p>
          </table:table-cell>
          <table:table-cell table:style-name="ce26" office:value-type="float" office:value="2.35222190000002" calcext:value-type="float">
            <text:p>2.35222190000002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United Kingdom 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LHR-sky</text:p>
          </table:table-cell>
          <table:table-cell table:style-name="ce2" office:value-type="string" calcext:value-type="string">
            <text:p>13.69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blockchaininvestio-c007.kxcdn.com/wp-content/uploads/2018/04/London_revealed_2_1920x1200.jpg" xlink:type="simple">https://blockchaininvestio-c007.kxcdn.com/wp-content/uploads/2018/04/London_revealed_2_1920x1200.jpg</text:a></text:p>
          </table:table-cell>
          <table:table-cell table:style-name="ce18" office:value-type="string" calcext:value-type="string">
            <text:p>English</text:p>
          </table:table-cell>
          <table:table-cell table:style-name="ce23" office:value-type="float" office:value="51.5073509" calcext:value-type="float">
            <text:p>51.5073509</text:p>
          </table:table-cell>
          <table:table-cell table:style-name="ce26" office:value-type="float" office:value="-0.127758299999982" calcext:value-type="float">
            <text:p>-0.127758299999982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TXL-sky</text:p>
          </table:table-cell>
          <table:table-cell table:style-name="ce2" office:value-type="string" calcext:value-type="string">
            <text:p>9.12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s3.eu-west-2.amazonaws.com/tourhound/tours/78453d43-b02c-4fa8-b286-53c03f708849/1920x1200_LSH_108284315_Berlin.jpg" xlink:type="simple">https://s3.eu-west-2.amazonaws.com/tourhound/tours/78453d43-b02c-4fa8-b286-53c03f708849/1920x1200_LSH_108284315_Berlin.jpg</text:a></text:p>
          </table:table-cell>
          <table:table-cell table:style-name="ce18" office:value-type="string" calcext:value-type="string">
            <text:p>German</text:p>
          </table:table-cell>
          <table:table-cell table:style-name="ce23" office:value-type="float" office:value="52.5200066" calcext:value-type="float">
            <text:p>52.5200066</text:p>
          </table:table-cell>
          <table:table-cell table:style-name="ce26" office:value-type="float" office:value="13.404954" calcext:value-type="float">
            <text:p>13.404954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HEL-sky</text:p>
          </table:table-cell>
          <table:table-cell table:style-name="ce2" office:value-type="string" calcext:value-type="string">
            <text:p>13.70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://www.atomic-energy.ru/files/images/2017/12/maint.jpg" xlink:type="simple">http://www.atomic-energy.ru/files/images/2017/12/maint.jpg</text:a></text:p>
          </table:table-cell>
          <table:table-cell table:style-name="ce18" office:value-type="string" calcext:value-type="string">
            <text:p>Finnish</text:p>
          </table:table-cell>
          <table:table-cell table:style-name="ce23" office:value-type="float" office:value="60.1698557" calcext:value-type="float">
            <text:p>60.1698557</text:p>
          </table:table-cell>
          <table:table-cell table:style-name="ce26" office:value-type="float" office:value="24.9383791" calcext:value-type="float">
            <text:p>24.9383791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LIS-sky</text:p>
          </table:table-cell>
          <table:table-cell table:style-name="ce2" office:value-type="string" calcext:value-type="string">
            <text:p>9.14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www.galeatravel.gr/wp-content/uploads/2018/05/Portugal-Lisbon-8.jpeg" xlink:type="simple">https://www.galeatravel.gr/wp-content/uploads/2018/05/Portugal-Lisbon-8.jpeg</text:a></text:p>
          </table:table-cell>
          <table:table-cell table:style-name="ce18" office:value-type="string" calcext:value-type="string">
            <text:p>Portuguese</text:p>
          </table:table-cell>
          <table:table-cell table:style-name="ce23" office:value-type="float" office:value="38.7222524" calcext:value-type="float">
            <text:p>38.7222524</text:p>
          </table:table-cell>
          <table:table-cell table:style-name="ce26" office:value-type="float" office:value="-9.13933659999998" calcext:value-type="float">
            <text:p>-9.13933659999998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eneva</text:p>
          </table:table-cell>
          <table:table-cell table:style-name="ce4" office:value-type="string" calcext:value-type="string">
            <text:p>Switzerland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GVA-sky</text:p>
          </table:table-cell>
          <table:table-cell table:style-name="ce2" office:value-type="string" calcext:value-type="string">
            <text:p>23.99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Swiss Franc</text:p>
          </table:table-cell>
          <table:table-cell table:style-name="ce15" office:value-type="string" calcext:value-type="string">
            <text:p><text:a xlink:href="https://www.voyagetips.com/wp-content/uploads/2017/09/Genève.jpg" xlink:type="simple">https://www.voyagetips.com/wp-content/uploads/2017/09/Gen%C3%A8ve.jpg</text:a></text:p>
          </table:table-cell>
          <table:table-cell table:style-name="ce18" office:value-type="string" calcext:value-type="string">
            <text:p>French</text:p>
          </table:table-cell>
          <table:table-cell table:style-name="ce23" office:value-type="float" office:value="46.2043907" calcext:value-type="float">
            <text:p>46.2043907</text:p>
          </table:table-cell>
          <table:table-cell table:style-name="ce26" office:value-type="float" office:value="6.14315769999996" calcext:value-type="float">
            <text:p>6.1431576999999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Italy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MXP-sky</text:p>
          </table:table-cell>
          <table:table-cell table:style-name="ce2" office:value-type="string" calcext:value-type="string">
            <text:p>17.10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://s1.1zoom.me/b5050/472/Houses_Italy_Cathedral_Duomo_Milan_Reflection_Town_518853_1920x1200.jpg" xlink:type="simple">http://s1.1zoom.me/b5050/472/Houses_Italy_Cathedral_Duomo_Milan_Reflection_Town_518853_1920x1200.jpg</text:a></text:p>
          </table:table-cell>
          <table:table-cell table:style-name="ce18" office:value-type="string" calcext:value-type="string">
            <text:p>Italian</text:p>
          </table:table-cell>
          <table:table-cell table:style-name="ce23" office:value-type="float" office:value="45.4642035" calcext:value-type="float">
            <text:p>45.4642035</text:p>
          </table:table-cell>
          <table:table-cell table:style-name="ce26" office:value-type="float" office:value="9.18998199999999" calcext:value-type="float">
            <text:p>9.1899819999999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Spain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BCN-sky</text:p>
          </table:table-cell>
          <table:table-cell table:style-name="ce2" office:value-type="string" calcext:value-type="string">
            <text:p>11.99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s://steemitimages.com/p/2bP4pJr4wVimqCWjYimXJe2cnCgnGNHnu5CQwYrDjAe?format=match&amp;mode=fit" xlink:type="simple">https://steemitimages.com/p/2bP4pJr4wVimqCWjYimXJe2cnCgnGNHnu5CQwYrDjAe?format=match&amp;mode=fit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41.3850639" calcext:value-type="float">
            <text:p>41.3850639</text:p>
          </table:table-cell>
          <table:table-cell table:style-name="ce26" office:value-type="float" office:value="2.17340349999995" calcext:value-type="float">
            <text:p>2.1734034999999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ARN-sky</text:p>
          </table:table-cell>
          <table:table-cell table:style-name="ce2" office:value-type="string" calcext:value-type="string">
            <text:p>13.33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Euro</text:p>
          </table:table-cell>
          <table:table-cell table:style-name="ce15" office:value-type="string" calcext:value-type="string">
            <text:p><text:a xlink:href="http://s1.1zoom.me/b5050/985/Coast_Evening_Houses_Sweden_Stockholm_Tower_516710_1920x1200.jpg" xlink:type="simple">http://s1.1zoom.me/b5050/985/Coast_Evening_Houses_Sweden_Stockholm_Tower_516710_1920x1200.jpg</text:a></text:p>
          </table:table-cell>
          <table:table-cell table:style-name="ce18" office:value-type="string" calcext:value-type="string">
            <text:p>Swedish</text:p>
          </table:table-cell>
          <table:table-cell table:style-name="ce23" office:value-type="float" office:value="59.3293235" calcext:value-type="float">
            <text:p>59.3293235</text:p>
          </table:table-cell>
          <table:table-cell table:style-name="ce26" office:value-type="float" office:value="18.0685808000001" calcext:value-type="float">
            <text:p>18.0685808000001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Israel</text:p>
          </table:table-cell>
          <table:table-cell table:style-name="ce6" office:value-type="string" calcext:value-type="string">
            <text:p>Middle East</text:p>
          </table:table-cell>
          <table:table-cell table:style-name="ce2" office:value-type="string" calcext:value-type="string">
            <text:p>TLV-sky</text:p>
          </table:table-cell>
          <table:table-cell table:style-name="ce2" office:value-type="string" calcext:value-type="string">
            <text:p>14.84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Israeli New Shekel</text:p>
          </table:table-cell>
          <table:table-cell table:style-name="ce15" office:value-type="string" calcext:value-type="string">
            <text:p><text:a xlink:href="https://static1.squarespace.com/static/54be5b5ee4b07c132e413b96/54ecb518e4b0c9a277f7a485/54f2f5fde4b04c134f88cd92/1425289259246/sea-coast-and-the-view-of-the-tel-aviv-israel-from-old-jaffa-at-the-evening-1600x1064.jpeg?format=2500w" xlink:type="simple">https://static1.squarespace.com/static/54be5b5ee4b07c132e413b96/54ecb518e4b0c9a277f7a485/54f2f5fde4b04c134f88cd92/1425289259246/sea-coast-and-the-view-of-the-tel-aviv-israel-from-old-jaffa-at-the-evening-1600x1064.jpeg?format=2500w</text:a></text:p>
          </table:table-cell>
          <table:table-cell table:style-name="ce18" office:value-type="string" calcext:value-type="string">
            <text:p>Hebrew</text:p>
          </table:table-cell>
          <table:table-cell table:style-name="ce23" office:value-type="float" office:value="32.0852999" calcext:value-type="float">
            <text:p>32.0852999</text:p>
          </table:table-cell>
          <table:table-cell table:style-name="ce26" office:value-type="float" office:value="34.7817676" calcext:value-type="float">
            <text:p>34.781767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style-name="ce4" office:value-type="string" calcext:value-type="string">
            <text:p>North Africa</text:p>
          </table:table-cell>
          <table:table-cell table:style-name="ce2" office:value-type="string" calcext:value-type="string">
            <text:p>CAI-sky</text:p>
          </table:table-cell>
          <table:table-cell table:style-name="ce2" office:value-type="string" calcext:value-type="string">
            <text:p>3.90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Egyptian Pound</text:p>
          </table:table-cell>
          <table:table-cell table:style-name="ce15" office:value-type="string" calcext:value-type="string">
            <text:p><text:a xlink:href="https://www.desktopbackground.org/p/2015/05/15/948326_wallpapers-camel-and-pyramids-wallpapers_2560x1600_h.jpg" xlink:type="simple">https://www.desktopbackground.org/p/2015/05/15/948326_wallpapers-camel-and-pyramids-wallpapers_2560x1600_h.jpg</text:a></text:p>
          </table:table-cell>
          <table:table-cell table:style-name="ce18" office:value-type="string" calcext:value-type="string">
            <text:p>Arabic</text:p>
          </table:table-cell>
          <table:table-cell table:style-name="ce23" office:value-type="float" office:value="30.0444196" calcext:value-type="float">
            <text:p>30.0444196</text:p>
          </table:table-cell>
          <table:table-cell table:style-name="ce26" office:value-type="float" office:value="31.2357116000001" calcext:value-type="float">
            <text:p>31.2357116000001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Tunis</text:p>
          </table:table-cell>
          <table:table-cell table:style-name="ce4" office:value-type="string" calcext:value-type="string">
            <text:p>Tunisia</text:p>
          </table:table-cell>
          <table:table-cell table:style-name="ce4" office:value-type="string" calcext:value-type="string">
            <text:p>North Africa</text:p>
          </table:table-cell>
          <table:table-cell table:style-name="ce2" office:value-type="string" calcext:value-type="string">
            <text:p>TUN-sky</text:p>
          </table:table-cell>
          <table:table-cell table:style-name="ce2" office:value-type="string" calcext:value-type="string">
            <text:p>1.73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Tunisian Dinar</text:p>
          </table:table-cell>
          <table:table-cell table:style-name="ce15" office:value-type="string" calcext:value-type="string">
            <text:p><text:a xlink:href="https://wallpapercave.com/wp/wp2030771.jpg" xlink:type="simple">https://wallpapercave.com/wp/wp2030771.jpg</text:a></text:p>
          </table:table-cell>
          <table:table-cell table:style-name="ce18" office:value-type="string" calcext:value-type="string">
            <text:p>Arabic</text:p>
          </table:table-cell>
          <table:table-cell table:style-name="ce23" office:value-type="float" office:value="36.8064948" calcext:value-type="float">
            <text:p>36.8064948</text:p>
          </table:table-cell>
          <table:table-cell table:style-name="ce26" office:value-type="float" office:value="10.1815316" calcext:value-type="float">
            <text:p>10.181531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style-name="ce4" office:value-type="string" calcext:value-type="string">
            <text:p>North America</text:p>
          </table:table-cell>
          <table:table-cell table:style-name="ce2" office:value-type="string" calcext:value-type="string">
            <text:p>MEX-sky</text:p>
          </table:table-cell>
          <table:table-cell table:style-name="ce2" office:value-type="string" calcext:value-type="string">
            <text:p>4.20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Mexican Peso</text:p>
          </table:table-cell>
          <table:table-cell table:style-name="ce15" office:value-type="string" calcext:value-type="string">
            <text:p><text:a xlink:href="http://wallpaperhd.online/upload/images/1523929780236/mexico-states-mexico-states-map-mexico-temperature-people-ensign-1920x1200.jpg" xlink:type="simple">http://wallpaperhd.online/upload/images/1523929780236/mexico-states-mexico-states-map-mexico-temperature-people-ensign-1920x1200.jpg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19.4326077" calcext:value-type="float">
            <text:p>19.4326077</text:p>
          </table:table-cell>
          <table:table-cell table:style-name="ce26" office:value-type="float" office:value="-99.133208" calcext:value-type="float">
            <text:p>-99.133208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style-name="ce4" office:value-type="string" calcext:value-type="string">
            <text:p>North America</text:p>
          </table:table-cell>
          <table:table-cell table:style-name="ce2" office:value-type="string" calcext:value-type="string">
            <text:p>JFK-sky</text:p>
          </table:table-cell>
          <table:table-cell table:style-name="ce2" office:value-type="string" calcext:value-type="string">
            <text:p>20.0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US Dollar</text:p>
          </table:table-cell>
          <table:table-cell table:style-name="ce15" office:value-type="string" calcext:value-type="string">
            <text:p><text:a xlink:href="http://www.wallpapermaiden.com/wallpaper/22092/download/1920x1080/usa-manhattan-skyscrapers-top-view-buildings-new-york-city.jpg" xlink:type="simple">http://www.wallpapermaiden.com/wallpaper/22092/download/1920x1080/usa-manhattan-skyscrapers-top-view-buildings-new-york-city.jpg</text:a></text:p>
          </table:table-cell>
          <table:table-cell table:style-name="ce18" office:value-type="string" calcext:value-type="string">
            <text:p>English</text:p>
          </table:table-cell>
          <table:table-cell table:style-name="ce23" office:value-type="float" office:value="40.7127753" calcext:value-type="float">
            <text:p>40.7127753</text:p>
          </table:table-cell>
          <table:table-cell table:style-name="ce26" office:value-type="float" office:value="-74.0059728" calcext:value-type="float">
            <text:p>-74.0059728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United States</text:p>
          </table:table-cell>
          <table:table-cell table:style-name="ce4" office:value-type="string" calcext:value-type="string">
            <text:p>North America</text:p>
          </table:table-cell>
          <table:table-cell table:style-name="ce2" office:value-type="string" calcext:value-type="string">
            <text:p>LAX-sky</text:p>
          </table:table-cell>
          <table:table-cell table:style-name="ce2" office:value-type="string" calcext:value-type="string">
            <text:p>15.50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US Dollar</text:p>
          </table:table-cell>
          <table:table-cell table:style-name="ce15" office:value-type="string" calcext:value-type="string">
            <text:p><text:a xlink:href="https://cdn.hipwallpaper.com/i/76/56/5B7TP1.jpg" xlink:type="simple">https://cdn.hipwallpaper.com/i/76/56/5B7TP1.jpg</text:a></text:p>
          </table:table-cell>
          <table:table-cell table:style-name="ce18" office:value-type="string" calcext:value-type="string">
            <text:p>English</text:p>
          </table:table-cell>
          <table:table-cell table:style-name="ce23" office:value-type="float" office:value="34.0522342" calcext:value-type="float">
            <text:p>34.0522342</text:p>
          </table:table-cell>
          <table:table-cell table:style-name="ce26" office:value-type="float" office:value="-118.2436849" calcext:value-type="float">
            <text:p>-118.243684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string" calcext:value-type="string">
            <text:p>North America</text:p>
          </table:table-cell>
          <table:table-cell table:style-name="ce2" office:value-type="string" calcext:value-type="string">
            <text:p>YVR-sky</text:p>
          </table:table-cell>
          <table:table-cell table:style-name="ce2" office:value-type="string" calcext:value-type="string">
            <text:p>11.39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Canadian Dollar</text:p>
          </table:table-cell>
          <table:table-cell table:style-name="ce15" office:value-type="string" calcext:value-type="string">
            <text:p><text:a xlink:href="https://images6.alphacoders.com/362/thumb-1920-362437.jpg" xlink:type="simple">https://images6.alphacoders.com/362/thumb-1920-362437.jpg</text:a></text:p>
          </table:table-cell>
          <table:table-cell table:style-name="ce18" office:value-type="string" calcext:value-type="string">
            <text:p>English</text:p>
          </table:table-cell>
          <table:table-cell table:style-name="ce23" office:value-type="float" office:value="49.2827291" calcext:value-type="float">
            <text:p>49.2827291</text:p>
          </table:table-cell>
          <table:table-cell table:style-name="ce26" office:value-type="float" office:value="-123.1207375" calcext:value-type="float">
            <text:p>-123.120737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Oceania</text:p>
          </table:table-cell>
          <table:table-cell table:style-name="ce2" office:value-type="string" calcext:value-type="string">
            <text:p>SYD-sky</text:p>
          </table:table-cell>
          <table:table-cell table:style-name="ce2" office:value-type="string" calcext:value-type="string">
            <text:p>13.15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Australian Dollar</text:p>
          </table:table-cell>
          <table:table-cell table:style-name="ce15" office:value-type="string" calcext:value-type="string">
            <text:p><text:a xlink:href="https://images5.alphacoders.com/386/386157.jpg" xlink:type="simple">https://images5.alphacoders.com/386/386157.jpg</text:a></text:p>
          </table:table-cell>
          <table:table-cell table:style-name="ce18" office:value-type="string" calcext:value-type="string">
            <text:p>English</text:p>
          </table:table-cell>
          <table:table-cell table:style-name="ce23" office:value-type="float" office:value="-33.8688197" calcext:value-type="float">
            <text:p>-33.8688197</text:p>
          </table:table-cell>
          <table:table-cell table:style-name="ce26" office:value-type="float" office:value="151.2092955" calcext:value-type="float">
            <text:p>151.209295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Christchurch</text:p>
          </table:table-cell>
          <table:table-cell table:style-name="ce4" office:value-type="string" calcext:value-type="string">
            <text:p>New Zealand</text:p>
          </table:table-cell>
          <table:table-cell table:style-name="ce4" office:value-type="string" calcext:value-type="string">
            <text:p>Oceania</text:p>
          </table:table-cell>
          <table:table-cell table:style-name="ce2" office:value-type="string" calcext:value-type="string">
            <text:p>CHC-sky</text:p>
          </table:table-cell>
          <table:table-cell table:style-name="ce2" office:value-type="string" calcext:value-type="string">
            <text:p>13.55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New Zealand Dollar</text:p>
          </table:table-cell>
          <table:table-cell table:style-name="ce15" office:value-type="string" calcext:value-type="string">
            <text:p><text:a xlink:href="http://wfiles.brothersoft.com/c/christchurch-tramway_96487-1920x1200.jpg" xlink:type="simple">http://wfiles.brothersoft.com/c/christchurch-tramway_96487-1920x1200.jpg</text:a></text:p>
          </table:table-cell>
          <table:table-cell table:style-name="ce18" office:value-type="string" calcext:value-type="string">
            <text:p>English</text:p>
          </table:table-cell>
          <table:table-cell table:style-name="ce23" office:value-type="float" office:value="-43.5320544" calcext:value-type="float">
            <text:p>-43.5320544</text:p>
          </table:table-cell>
          <table:table-cell table:style-name="ce26" office:value-type="float" office:value="172.6362254" calcext:value-type="float">
            <text:p>172.6362254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Cape Town</text:p>
          </table:table-cell>
          <table:table-cell table:number-columns-repeated="2" table:style-name="ce4" office:value-type="string" calcext:value-type="string">
            <text:p>South Africa</text:p>
          </table:table-cell>
          <table:table-cell table:style-name="ce2" office:value-type="string" calcext:value-type="string">
            <text:p>CPT-sky</text:p>
          </table:table-cell>
          <table:table-cell table:style-name="ce2" office:value-type="string" calcext:value-type="string">
            <text:p>8.53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Rand</text:p>
          </table:table-cell>
          <table:table-cell table:style-name="ce15" office:value-type="string" calcext:value-type="string">
            <text:p><text:a xlink:href="http://i.imgur.com/cncz2c7.jpg" xlink:type="simple">http://i.imgur.com/cncz2c7.jpg</text:a></text:p>
          </table:table-cell>
          <table:table-cell table:style-name="ce18" office:value-type="string" calcext:value-type="string">
            <text:p>English, Afrikaans</text:p>
            <text:p/>
          </table:table-cell>
          <table:table-cell table:style-name="ce23" office:value-type="float" office:value="-33.9248685" calcext:value-type="float">
            <text:p>-33.9248685</text:p>
          </table:table-cell>
          <table:table-cell table:style-name="ce26" office:value-type="float" office:value="18.4240553" calcext:value-type="float">
            <text:p>18.4240553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style-name="ce4" office:value-type="string" calcext:value-type="string">
            <text:p>South America</text:p>
          </table:table-cell>
          <table:table-cell table:style-name="ce2" office:value-type="string" calcext:value-type="string">
            <text:p>AEP-sky</text:p>
          </table:table-cell>
          <table:table-cell table:style-name="ce2" office:value-type="string" calcext:value-type="string">
            <text:p>7.68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Argentine Peso</text:p>
          </table:table-cell>
          <table:table-cell table:style-name="ce15" office:value-type="string" calcext:value-type="string">
            <text:p><text:a xlink:href="https://www.wallpaperup.com/uploads/wallpapers/2014/03/08/291151/aaea220baa9c5682cfd177cdb5143492-700.jpg" xlink:type="simple">https://www.wallpaperup.com/uploads/wallpapers/2014/03/08/291151/aaea220baa9c5682cfd177cdb5143492-700.jpg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-34.6036844" calcext:value-type="float">
            <text:p>-34.6036844</text:p>
          </table:table-cell>
          <table:table-cell table:style-name="ce26" office:value-type="float" office:value="-58.3815591" calcext:value-type="float">
            <text:p>-58.3815591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4" office:value-type="string" calcext:value-type="string">
            <text:p>Bogota</text:p>
          </table:table-cell>
          <table:table-cell table:style-name="ce4" office:value-type="string" calcext:value-type="string">
            <text:p>Colombia</text:p>
          </table:table-cell>
          <table:table-cell table:style-name="ce4" office:value-type="string" calcext:value-type="string">
            <text:p>South America</text:p>
          </table:table-cell>
          <table:table-cell table:style-name="ce2" office:value-type="string" calcext:value-type="string">
            <text:p>BOG-sky</text:p>
          </table:table-cell>
          <table:table-cell table:style-name="ce2" office:value-type="string" calcext:value-type="string">
            <text:p>3.7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Colombian Peso</text:p>
          </table:table-cell>
          <table:table-cell table:style-name="ce15" office:value-type="string" calcext:value-type="string">
            <text:p><text:a xlink:href="https://wallpapertag.com/wallpaper/full/f/e/7/561939-colombia-wallpaper-1920x1080-windows-7.jpg" xlink:type="simple">https://wallpapertag.com/wallpaper/full/f/e/7/561939-colombia-wallpaper-1920x1080-windows-7.jpg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4.7109886" calcext:value-type="float">
            <text:p>4.7109886</text:p>
          </table:table-cell>
          <table:table-cell table:style-name="ce26" office:value-type="float" office:value="-74.072092" calcext:value-type="float">
            <text:p>-74.072092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Chile</text:p>
          </table:table-cell>
          <table:table-cell table:style-name="ce6" office:value-type="string" calcext:value-type="string">
            <text:p>South America</text:p>
          </table:table-cell>
          <table:table-cell table:style-name="ce2" office:value-type="string" calcext:value-type="string">
            <text:p>SCL-sky</text:p>
          </table:table-cell>
          <table:table-cell table:style-name="ce2" office:value-type="string" calcext:value-type="string">
            <text:p>8.95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Chilean Peso</text:p>
          </table:table-cell>
          <table:table-cell table:style-name="ce15" office:value-type="string" calcext:value-type="string">
            <text:p><text:a xlink:href="https://i.pinimg.com/originals/20/d5/26/20d52645651499711683c38e6ed3d046.jpg" xlink:type="simple">https://i.pinimg.com/originals/20/d5/26/20d52645651499711683c38e6ed3d046.jpg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-33.4378305" calcext:value-type="float">
            <text:p>-33.4378305</text:p>
          </table:table-cell>
          <table:table-cell table:style-name="ce26" office:value-type="float" office:value="-70.6504492" calcext:value-type="float">
            <text:p>-70.6504492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osta Rica</text:p>
          </table:table-cell>
          <table:table-cell table:style-name="ce4" office:value-type="string" calcext:value-type="string">
            <text:p>Central America</text:p>
          </table:table-cell>
          <table:table-cell table:style-name="ce2" office:value-type="string" calcext:value-type="string">
            <text:p>SJO-sky</text:p>
          </table:table-cell>
          <table:table-cell table:style-name="ce2" office:value-type="string" calcext:value-type="string">
            <text:p>7.0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Colón</text:p>
          </table:table-cell>
          <table:table-cell table:style-name="ce15" office:value-type="string" calcext:value-type="string">
            <text:p><text:a xlink:href="http://mediad.publicbroadcasting.net/p/wclk/files/201603/Barbados.jpg" xlink:type="simple">http://mediad.publicbroadcasting.net/p/wclk/files/201603/Barbados.jpg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37.3382082" calcext:value-type="float">
            <text:p>37.3382082</text:p>
          </table:table-cell>
          <table:table-cell table:style-name="ce26" office:value-type="float" office:value="-121.8863286" calcext:value-type="float">
            <text:p>-121.8863286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style-name="ce4" office:value-type="string" calcext:value-type="string">
            <text:p>South America</text:p>
          </table:table-cell>
          <table:table-cell table:style-name="ce2" office:value-type="string" calcext:value-type="string">
            <text:p>GIG-sky</text:p>
          </table:table-cell>
          <table:table-cell table:style-name="ce2" office:value-type="string" calcext:value-type="string">
            <text:p>6.68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Real</text:p>
          </table:table-cell>
          <table:table-cell table:style-name="ce15" office:value-type="string" calcext:value-type="string">
            <text:p><text:a xlink:href="https://bitcoinist.com/wp-content/uploads/2017/01/shutterstock_149422832.jpg" xlink:type="simple">https://bitcoinist.com/wp-content/uploads/2017/01/shutterstock_149422832.jpg</text:a></text:p>
          </table:table-cell>
          <table:table-cell table:style-name="ce18" office:value-type="string" calcext:value-type="string">
            <text:p>Portuguese</text:p>
          </table:table-cell>
          <table:table-cell table:style-name="ce23" office:value-type="float" office:value="-22.9068467" calcext:value-type="float">
            <text:p>-22.9068467</text:p>
          </table:table-cell>
          <table:table-cell table:style-name="ce26" office:value-type="float" office:value="-43.1728965" calcext:value-type="float">
            <text:p>-43.172896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ailand</text:p>
          </table:table-cell>
          <table:table-cell table:style-name="ce4" office:value-type="string" calcext:value-type="string">
            <text:p>Southeast Asia</text:p>
          </table:table-cell>
          <table:table-cell table:style-name="ce2" office:value-type="string" calcext:value-type="string">
            <text:p>BKK-sky</text:p>
          </table:table-cell>
          <table:table-cell table:style-name="ce2" office:value-type="string" calcext:value-type="string">
            <text:p>2.42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Baht</text:p>
          </table:table-cell>
          <table:table-cell table:style-name="ce15" office:value-type="string" calcext:value-type="string">
            <text:p><text:a xlink:href="http://i.imgur.com/KEt6tTn.jpg" xlink:type="simple">http://i.imgur.com/KEt6tTn.jpg</text:a></text:p>
          </table:table-cell>
          <table:table-cell table:style-name="ce18" office:value-type="string" calcext:value-type="string">
            <text:p>Thai</text:p>
          </table:table-cell>
          <table:table-cell table:style-name="ce23" office:value-type="float" office:value="13.7563309" calcext:value-type="float">
            <text:p>13.7563309</text:p>
          </table:table-cell>
          <table:table-cell table:style-name="ce26" office:value-type="float" office:value="100.5017651" calcext:value-type="float">
            <text:p>100.5017651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4" office:value-type="string" calcext:value-type="string">
            <text:p>Phnom Penh</text:p>
          </table:table-cell>
          <table:table-cell table:style-name="ce4" office:value-type="string" calcext:value-type="string">
            <text:p>Cambodia</text:p>
          </table:table-cell>
          <table:table-cell table:style-name="ce4" office:value-type="string" calcext:value-type="string">
            <text:p>Southeast Asia</text:p>
          </table:table-cell>
          <table:table-cell table:style-name="ce2" office:value-type="string" calcext:value-type="string">
            <text:p>PNH-sky</text:p>
          </table:table-cell>
          <table:table-cell table:style-name="ce2" office:value-type="string" calcext:value-type="string">
            <text:p>3.5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Riel</text:p>
          </table:table-cell>
          <table:table-cell table:style-name="ce15" office:value-type="string" calcext:value-type="string">
            <text:p><text:a xlink:href="http://www.rtr-tours.com/images/tour_package_img/0cff7674b5bfde1be4b1ddcf37d55f05.jpg" xlink:type="simple">http://www.rtr-tours.com/images/tour_package_img/0cff7674b5bfde1be4b1ddcf37d55f05.jpg</text:a></text:p>
          </table:table-cell>
          <table:table-cell table:style-name="ce18" office:value-type="string" calcext:value-type="string">
            <text:p>Khmer</text:p>
          </table:table-cell>
          <table:table-cell table:style-name="ce23" office:value-type="float" office:value="11.5563738" calcext:value-type="float">
            <text:p>11.5563738</text:p>
          </table:table-cell>
          <table:table-cell table:style-name="ce26" office:value-type="float" office:value="104.9282099" calcext:value-type="float">
            <text:p>104.928209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4" office:value-type="string" calcext:value-type="string">
            <text:p>Delhi</text:p>
          </table:table-cell>
          <table:table-cell table:style-name="ce4" office:value-type="string" calcext:value-type="string">
            <text:p>India</text:p>
          </table:table-cell>
          <table:table-cell table:style-name="ce4" office:value-type="string" calcext:value-type="string">
            <text:p>Southeast Asia</text:p>
          </table:table-cell>
          <table:table-cell table:style-name="ce8" office:value-type="string" calcext:value-type="string">
            <text:p>Del-sky</text:p>
          </table:table-cell>
          <table:table-cell table:style-name="ce2" office:value-type="string" calcext:value-type="string">
            <text:p>4.17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Rupee</text:p>
          </table:table-cell>
          <table:table-cell table:style-name="ce15" office:value-type="string" calcext:value-type="string">
            <text:p><text:a xlink:href="https://images6.alphacoders.com/422/thumb-1920-422292.jpg" xlink:type="simple">https://images6.alphacoders.com/422/thumb-1920-422292.jpg</text:a></text:p>
          </table:table-cell>
          <table:table-cell table:style-name="ce18" office:value-type="string" calcext:value-type="string">
            <text:p>Hindi</text:p>
          </table:table-cell>
          <table:table-cell table:style-name="ce23" office:value-type="float" office:value="28.7040592" calcext:value-type="float">
            <text:p>28.7040592</text:p>
          </table:table-cell>
          <table:table-cell table:style-name="ce26" office:value-type="float" office:value="77.1024901999999" calcext:value-type="float">
            <text:p>77.1024901999999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Hong Kong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Southeast Asia</text:p>
          </table:table-cell>
          <table:table-cell table:style-name="ce2" office:value-type="string" calcext:value-type="string">
            <text:p>HKG-sky</text:p>
          </table:table-cell>
          <table:table-cell table:style-name="ce2" office:value-type="string" calcext:value-type="string">
            <text:p>6.38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Hong Kong Dollar</text:p>
          </table:table-cell>
          <table:table-cell table:style-name="ce16" office:value-type="string" calcext:value-type="string">
            <text:p><text:a xlink:href="http://all4desktop.com/data_images/original/4204863-hong-kong-city-ocean-wide.jpg" xlink:type="simple">http://all4desktop.com/data_images/original/4204863-hong-kong-city-ocean-wide.jpg</text:a></text:p>
          </table:table-cell>
          <table:table-cell table:style-name="ce18" office:value-type="string" calcext:value-type="string">
            <text:p>Standard Cantonese</text:p>
          </table:table-cell>
          <table:table-cell table:style-name="ce23" office:value-type="float" office:value="22.3192011" calcext:value-type="float">
            <text:p>22.3192011</text:p>
          </table:table-cell>
          <table:table-cell table:style-name="ce26" office:value-type="float" office:value="114.1696121" calcext:value-type="float">
            <text:p>114.1696121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Philippines</text:p>
          </table:table-cell>
          <table:table-cell table:style-name="ce4" office:value-type="string" calcext:value-type="string">
            <text:p>Southeast Asia</text:p>
          </table:table-cell>
          <table:table-cell table:style-name="ce2" office:value-type="string" calcext:value-type="string">
            <text:p>MNL-sky</text:p>
          </table:table-cell>
          <table:table-cell table:style-name="ce2" office:value-type="string" calcext:value-type="string">
            <text:p>3.80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Philippine Peso</text:p>
          </table:table-cell>
          <table:table-cell table:style-name="ce15" office:value-type="string" calcext:value-type="string">
            <text:p><text:a xlink:href="https://wallpapercave.com/wp/wp2408743.jpg" xlink:type="simple">https://wallpapercave.com/wp/wp2408743.jpg</text:a></text:p>
          </table:table-cell>
          <table:table-cell table:style-name="ce18" office:value-type="string" calcext:value-type="string">
            <text:p>Tagalog</text:p>
          </table:table-cell>
          <table:table-cell table:style-name="ce23" office:value-type="float" office:value="14.5995124" calcext:value-type="float">
            <text:p>14.5995124</text:p>
          </table:table-cell>
          <table:table-cell table:style-name="ce26" office:value-type="float" office:value="120.9842195" calcext:value-type="float">
            <text:p>120.984219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Singapore</text:p>
          </table:table-cell>
          <table:table-cell table:style-name="ce5" office:value-type="string" calcext:value-type="string">
            <text:p>Singapore</text:p>
          </table:table-cell>
          <table:table-cell table:style-name="ce4" office:value-type="string" calcext:value-type="string">
            <text:p>Southeast Asia</text:p>
          </table:table-cell>
          <table:table-cell table:style-name="ce2" office:value-type="string" calcext:value-type="string">
            <text:p>SIN-sky</text:p>
          </table:table-cell>
          <table:table-cell table:style-name="ce2" office:value-type="string" calcext:value-type="string">
            <text:p>5.83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Singapore Dollar</text:p>
          </table:table-cell>
          <table:table-cell table:style-name="ce15" office:value-type="string" calcext:value-type="string">
            <text:p><text:a xlink:href="http://www.wallpapermaiden.com/image/2016/11/21/singapore-skyscrapers-ferris-wheel-night-lights-cityscape-city-9745.jpg" xlink:type="simple">http://www.wallpapermaiden.com/image/2016/11/21/singapore-skyscrapers-ferris-wheel-night-lights-cityscape-city-9745.jpg</text:a></text:p>
          </table:table-cell>
          <table:table-cell table:style-name="ce18" office:value-type="string" calcext:value-type="string">
            <text:p>Malay, English, Tamil, Madarin</text:p>
          </table:table-cell>
          <table:table-cell table:style-name="ce23" office:value-type="float" office:value="1.3553794" calcext:value-type="float">
            <text:p>1.3553794</text:p>
          </table:table-cell>
          <table:table-cell table:style-name="ce26" office:value-type="float" office:value="103.8677444" calcext:value-type="float">
            <text:p>103.8677444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Hanoi</text:p>
          </table:table-cell>
          <table:table-cell table:style-name="ce4" office:value-type="string" calcext:value-type="string">
            <text:p>Vietnam</text:p>
          </table:table-cell>
          <table:table-cell table:style-name="ce4" office:value-type="string" calcext:value-type="string">
            <text:p>Southeast Asia</text:p>
          </table:table-cell>
          <table:table-cell table:style-name="ce2" office:value-type="string" calcext:value-type="string">
            <text:p>HAN-sky</text:p>
          </table:table-cell>
          <table:table-cell table:style-name="ce2" office:value-type="string" calcext:value-type="string">
            <text:p>2.15</text:p>
          </table:table-cell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Dong</text:p>
          </table:table-cell>
          <table:table-cell table:style-name="ce15" office:value-type="string" calcext:value-type="string">
            <text:p><text:a xlink:href="https://d2v9y0dukr6mq2.cloudfront.net/video/thumbnail/WDtRKnt/zoom-out-timelapse-of-hanoi-city-with-clouds-moving-durring-the-monsoon-in-vietnam_ejv-_zdbe__F0000.png" xlink:type="simple">https://d2v9y0dukr6mq2.cloudfront.net/video/thumbnail/WDtRKnt/zoom-out-timelapse-of-hanoi-city-with-clouds-moving-durring-the-monsoon-in-vietnam_ejv-_zdbe__F0000.png</text:a></text:p>
          </table:table-cell>
          <table:table-cell table:style-name="ce18" office:value-type="string" calcext:value-type="string">
            <text:p>Vietnamese </text:p>
          </table:table-cell>
          <table:table-cell table:style-name="ce23" office:value-type="float" office:value="21.0277644" calcext:value-type="float">
            <text:p>21.0277644</text:p>
          </table:table-cell>
          <table:table-cell table:style-name="ce26" office:value-type="float" office:value="105.8341598" calcext:value-type="float">
            <text:p>105.8341598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style-name="ce4" office:value-type="string" calcext:value-type="string">
            <text:p>Southeast Asia</text:p>
          </table:table-cell>
          <table:table-cell table:style-name="ce8" office:value-type="string" calcext:value-type="string">
            <text:p>CGK-sky</text:p>
          </table:table-cell>
          <table:table-cell table:style-name="ce2" office:value-type="string" calcext:value-type="string">
            <text:p>2.74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Rupiah</text:p>
          </table:table-cell>
          <table:table-cell table:style-name="ce15" office:value-type="string" calcext:value-type="string">
            <text:p><text:a xlink:href="https://cdn.allwallpaper.in/wallpapers/1920x1200/11377/cityscapes-indonesia-cities-skyline-jakarta-1920x1200-wallpaper.jpg" xlink:type="simple">https://cdn.allwallpaper.in/wallpapers/1920x1200/11377/cityscapes-indonesia-cities-skyline-jakarta-1920x1200-wallpaper.jpg</text:a></text:p>
          </table:table-cell>
          <table:table-cell table:style-name="ce18" office:value-type="string" calcext:value-type="string">
            <text:p>Indonesian</text:p>
          </table:table-cell>
          <table:table-cell table:style-name="ce23" office:value-type="float" office:value="-6.180495" calcext:value-type="float">
            <text:p>-6.180495</text:p>
          </table:table-cell>
          <table:table-cell table:style-name="ce26" office:value-type="float" office:value="106.8283415" calcext:value-type="float">
            <text:p>106.8283415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Managua</text:p>
          </table:table-cell>
          <table:table-cell table:style-name="ce4" office:value-type="string" calcext:value-type="string">
            <text:p>Nicaragua</text:p>
          </table:table-cell>
          <table:table-cell table:style-name="ce4" office:value-type="string" calcext:value-type="string">
            <text:p>Central America</text:p>
          </table:table-cell>
          <table:table-cell table:style-name="ce2" office:value-type="string" calcext:value-type="string">
            <text:p>MGA-sky</text:p>
          </table:table-cell>
          <table:table-cell table:style-name="ce2" office:value-type="string" calcext:value-type="string">
            <text:p>5.07</text:p>
          </table:table-cell>
          <table:table-cell table:style-name="ce11" office:value-type="float" office:value="4" calcext:value-type="float">
            <text:p>4</text:p>
          </table:table-cell>
          <table:table-cell table:style-name="ce5" office:value-type="string" calcext:value-type="string">
            <text:p>Córdoba</text:p>
          </table:table-cell>
          <table:table-cell table:style-name="ce15" office:value-type="string" calcext:value-type="string">
            <text:p><text:a xlink:href="https://images8.alphacoders.com/715/715768.jpg" xlink:type="simple">https://images8.alphacoders.com/715/715768.jpg</text:a></text:p>
          </table:table-cell>
          <table:table-cell table:style-name="ce18" office:value-type="string" calcext:value-type="string">
            <text:p>Spanish, English</text:p>
          </table:table-cell>
          <table:table-cell table:style-name="ce23" office:value-type="float" office:value="12.1149926" calcext:value-type="float">
            <text:p>12.1149926</text:p>
          </table:table-cell>
          <table:table-cell table:style-name="ce26" office:value-type="float" office:value="-86.2361744" calcext:value-type="float">
            <text:p>-86.2361744</text:p>
          </table:table-cell>
          <table:table-cell table:style-name="ce3" table:number-columns-repeated="14"/>
          <table:table-cell table:number-columns-repeated="998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Guatemala City</text:p>
          </table:table-cell>
          <table:table-cell table:style-name="ce4" office:value-type="string" calcext:value-type="string">
            <text:p>Guatemala</text:p>
          </table:table-cell>
          <table:table-cell table:style-name="ce4" office:value-type="string" calcext:value-type="string">
            <text:p>Central America</text:p>
          </table:table-cell>
          <table:table-cell table:style-name="ce2" office:value-type="string" calcext:value-type="string">
            <text:p>GUA-sky</text:p>
          </table:table-cell>
          <table:table-cell table:style-name="ce2" office:value-type="string" calcext:value-type="string">
            <text:p>5.21</text:p>
          </table:table-cell>
          <table:table-cell table:style-name="ce11" office:value-type="float" office:value="3" calcext:value-type="float">
            <text:p>3</text:p>
          </table:table-cell>
          <table:table-cell table:style-name="ce5" office:value-type="string" calcext:value-type="string">
            <text:p>Quetzal</text:p>
          </table:table-cell>
          <table:table-cell table:style-name="ce15" office:value-type="string" calcext:value-type="string">
            <text:p><text:a xlink:href="https://experitour.com/wp-content/uploads/2018/05/Antigua-Guatemala-Things-To-Do-10-1024x684-1.jpg" xlink:type="simple">https://experitour.com/wp-content/uploads/2018/05/Antigua-Guatemala-Things-To-Do-10-1024x684-1.jpg</text:a></text:p>
          </table:table-cell>
          <table:table-cell table:style-name="ce18" office:value-type="string" calcext:value-type="string">
            <text:p>Spanish</text:p>
          </table:table-cell>
          <table:table-cell table:style-name="ce23" office:value-type="float" office:value="14.6349149" calcext:value-type="float">
            <text:p>14.6349149</text:p>
          </table:table-cell>
          <table:table-cell table:style-name="ce26" office:value-type="float" office:value="-90.5068824" calcext:value-type="float">
            <text:p>-90.5068824</text:p>
          </table:table-cell>
          <table:table-cell table:style-name="ce3" table:number-columns-repeated="14"/>
          <table:table-cell table:number-columns-repeated="998"/>
        </table:table-row>
        <table:table-row table:style-name="ro2" table:number-rows-repeated="946">
          <table:table-cell table:style-name="ce3" table:number-columns-repeated="4"/>
          <table:table-cell table:style-name="ce8"/>
          <table:table-cell table:style-name="ce3"/>
          <table:table-cell table:style-name="ce8"/>
          <table:table-cell table:style-name="ce3" table:number-columns-repeated="2"/>
          <table:table-cell table:style-name="ce8"/>
          <table:table-cell table:style-name="ce3"/>
          <table:table-cell table:style-name="ce27"/>
          <table:table-cell table:style-name="ce3" table:number-columns-repeated="14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m_db.$A$1" table:cell-range-address="$dm_db.$A$1:.$I$54"/>
        </table:named-expressions>
        <calcext:conditional-formats>
          <calcext:conditional-format calcext:target-range-address="dm_db.L1:dm_db.L1000">
            <calcext:condition calcext:apply-style-name="ConditionalStyle_1" calcext:value="formula-is(LEN(TRIM([.L1]))&gt;0)" calcext:base-cell-address="dm_db.L1"/>
          </calcext:conditional-format>
        </calcext:conditional-formats>
      </table:table>
      <table:named-expressions/>
      <table:database-ranges>
        <table:database-range table:name="__Anonymous_Sheet_DB__0" table:target-range-address="dm_db.A1:dm_db.I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ato" svg:font-family="Lato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1:41:34.622409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m_5f_db" style:display-name="PageStyle_dm_d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22T12:21:41.472219482</dc:date>
    <meta:editing-duration>PT6M1S</meta:editing-duration>
    <meta:editing-cycles>2</meta:editing-cycles>
    <meta:document-statistic meta:table-count="1" meta:cell-count="648" meta:object-count="0"/>
  </office:meta>
</office:document-meta>
</file>